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1.48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7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0" table:number-rows-repeated="104757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21:46:28.190990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3T21:47:42.012448174</dc:date>
    <meta:editing-duration>PT1H29M42S</meta:editing-duration>
    <meta:editing-cycles>40</meta:editing-cycles>
    <meta:document-statistic meta:table-count="1" meta:cell-count="124" meta:object-count="0"/>
  </office:meta>
</office:document-meta>
</file>